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Abyssinica SIL" svg:font-family="'Abyssinica SIL'" style:font-pitch="variable"/>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weight="normal" officeooo:rsid="002615cd" officeooo:paragraph-rsid="0017ddaa" style:font-weight-asian="normal" style:font-weight-complex="normal"/>
    </style:style>
    <style:style style:name="P2" style:family="paragraph" style:parent-style-name="Standard">
      <style:paragraph-properties fo:text-align="justify" style:justify-single-word="false"/>
      <style:text-properties style:font-name="Ubuntu1" fo:font-weight="normal" officeooo:rsid="001b7163" officeooo:paragraph-rsid="0017ddaa" style:font-weight-asian="normal" style:font-weight-complex="normal"/>
    </style:style>
    <style:style style:name="P3" style:family="paragraph" style:parent-style-name="Standard">
      <style:paragraph-properties fo:text-align="justify" style:justify-single-word="false"/>
      <style:text-properties style:font-name="Ubuntu1" fo:font-weight="normal" officeooo:rsid="00186b08" officeooo:paragraph-rsid="001c7a6a" style:font-weight-asian="normal" style:font-weight-complex="normal"/>
    </style:style>
    <style:style style:name="P4" style:family="paragraph" style:parent-style-name="Standard">
      <style:paragraph-properties fo:text-align="justify" style:justify-single-word="false"/>
      <style:text-properties style:font-name="Ubuntu1" fo:font-weight="normal" officeooo:rsid="001b1cbc" officeooo:paragraph-rsid="001b1cbc" style:font-weight-asian="normal" style:font-weight-complex="normal"/>
    </style:style>
    <style:style style:name="P5" style:family="paragraph" style:parent-style-name="Standard">
      <style:paragraph-properties fo:text-align="justify" style:justify-single-word="false"/>
      <style:text-properties style:font-name="Ubuntu1" fo:font-weight="normal" officeooo:rsid="001ef9e2" officeooo:paragraph-rsid="001b1cbc" style:font-weight-asian="normal" style:font-weight-complex="normal"/>
    </style:style>
    <style:style style:name="P6" style:family="paragraph" style:parent-style-name="Standard">
      <style:paragraph-properties fo:text-align="justify" style:justify-single-word="false"/>
      <style:text-properties style:font-name="Ubuntu1" fo:font-weight="normal" officeooo:rsid="00235b76" officeooo:paragraph-rsid="00235b76" style:font-weight-asian="normal" style:font-weight-complex="normal"/>
    </style:style>
    <style:style style:name="P7" style:family="paragraph" style:parent-style-name="Standard">
      <style:paragraph-properties fo:text-align="justify" style:justify-single-word="false"/>
      <style:text-properties style:font-name="Ubuntu1" fo:font-weight="normal" officeooo:rsid="00235b76" officeooo:paragraph-rsid="002c2844" style:font-weight-asian="normal" style:font-weight-complex="normal"/>
    </style:style>
    <style:style style:name="P8" style:family="paragraph" style:parent-style-name="Standard">
      <style:paragraph-properties fo:text-align="justify" style:justify-single-word="false"/>
      <style:text-properties style:font-name="Ubuntu1" fo:font-weight="normal" officeooo:rsid="0024e836" officeooo:paragraph-rsid="001c23d8" style:font-weight-asian="normal" style:font-weight-complex="normal"/>
    </style:style>
    <style:style style:name="P9" style:family="paragraph" style:parent-style-name="Standard">
      <style:paragraph-properties fo:text-align="justify" style:justify-single-word="false"/>
      <style:text-properties style:font-name="Ubuntu1" fo:font-weight="normal" officeooo:rsid="0024e836" officeooo:paragraph-rsid="0024e836" style:font-weight-asian="normal" style:font-weight-complex="normal"/>
    </style:style>
    <style:style style:name="P10" style:family="paragraph" style:parent-style-name="Standard">
      <style:paragraph-properties fo:text-align="justify" style:justify-single-word="false"/>
      <style:text-properties style:font-name="Ubuntu1" fo:font-weight="normal" officeooo:rsid="0024e836" officeooo:paragraph-rsid="002aa023" style:font-weight-asian="normal" style:font-weight-complex="normal"/>
    </style:style>
    <style:style style:name="P11" style:family="paragraph" style:parent-style-name="Standard">
      <style:paragraph-properties fo:text-align="justify" style:justify-single-word="false"/>
      <style:text-properties style:font-name="Ubuntu1" fo:font-weight="normal" officeooo:rsid="00264c60" officeooo:paragraph-rsid="00264c60" style:font-weight-asian="normal" style:font-weight-complex="normal"/>
    </style:style>
    <style:style style:name="P12" style:family="paragraph" style:parent-style-name="Standard">
      <style:paragraph-properties fo:text-align="center" style:justify-single-word="false"/>
      <style:text-properties style:font-name="Ubuntu1" fo:font-weight="normal" officeooo:rsid="00264c60" officeooo:paragraph-rsid="00264c60" style:font-weight-asian="normal" style:font-weight-complex="normal"/>
    </style:style>
    <style:style style:name="P13" style:family="paragraph" style:parent-style-name="Standard">
      <style:paragraph-properties fo:text-align="justify" style:justify-single-word="false"/>
      <style:text-properties style:font-name="Ubuntu1" fo:font-weight="normal" officeooo:rsid="0027f62b" officeooo:paragraph-rsid="0027f62b" style:font-weight-asian="normal" style:font-weight-complex="normal"/>
    </style:style>
    <style:style style:name="P14" style:family="paragraph" style:parent-style-name="Standard">
      <style:paragraph-properties fo:text-align="justify" style:justify-single-word="false"/>
      <style:text-properties style:font-name="Ubuntu1" fo:font-weight="normal" officeooo:rsid="001c23d8" officeooo:paragraph-rsid="002a8847"/>
    </style:style>
    <style:style style:name="P15" style:family="paragraph" style:parent-style-name="Standard">
      <style:paragraph-properties fo:text-align="center" style:justify-single-word="false"/>
      <style:text-properties style:font-name="Ubuntu1" fo:font-weight="bold" officeooo:rsid="001b7163" officeooo:paragraph-rsid="0017ddaa" style:font-weight-asian="bold" style:font-weight-complex="bold"/>
    </style:style>
    <style:style style:name="P16" style:family="paragraph" style:parent-style-name="Standard">
      <style:paragraph-properties fo:text-align="justify" style:justify-single-word="false"/>
      <style:text-properties style:font-name="Ubuntu1" fo:font-weight="bold" officeooo:rsid="001b7163" officeooo:paragraph-rsid="0017ddaa" style:font-weight-asian="bold" style:font-weight-complex="bold"/>
    </style:style>
    <style:style style:name="P17" style:family="paragraph" style:parent-style-name="Standard">
      <style:paragraph-properties fo:text-align="justify" style:justify-single-word="false"/>
      <style:text-properties style:font-name="Ubuntu1" fo:font-weight="bold" officeooo:rsid="001b7163" officeooo:paragraph-rsid="00186b08" style:font-weight-asian="bold" style:font-weight-complex="bold"/>
    </style:style>
    <style:style style:name="P18" style:family="paragraph" style:parent-style-name="Standard">
      <style:paragraph-properties fo:text-align="justify" style:justify-single-word="false"/>
      <style:text-properties style:font-name="Ubuntu1" fo:font-weight="bold" officeooo:rsid="0019be52" officeooo:paragraph-rsid="0019be52" style:font-weight-asian="bold" style:font-weight-complex="bold"/>
    </style:style>
    <style:style style:name="P19" style:family="paragraph" style:parent-style-name="Standard">
      <style:paragraph-properties fo:text-align="justify" style:justify-single-word="false"/>
      <style:text-properties style:font-name="Ubuntu1" fo:font-weight="bold" officeooo:rsid="0019be52" officeooo:paragraph-rsid="00256205" style:font-weight-asian="normal" style:font-weight-complex="normal"/>
    </style:style>
    <style:style style:name="P20" style:family="paragraph" style:parent-style-name="Standard" style:list-style-name="L1">
      <style:paragraph-properties fo:text-align="justify" style:justify-single-word="false"/>
      <style:text-properties style:font-name="Ubuntu1" fo:font-weight="normal" officeooo:rsid="00235b76" officeooo:paragraph-rsid="00235b76" style:font-weight-asian="normal" style:font-weight-complex="normal"/>
    </style:style>
    <style:style style:name="T1" style:family="text">
      <style:text-properties officeooo:rsid="0017ddaa"/>
    </style:style>
    <style:style style:name="T2" style:family="text">
      <style:text-properties style:font-weight-asian="normal" style:font-weight-complex="normal"/>
    </style:style>
    <style:style style:name="T3" style:family="text">
      <style:text-properties officeooo:rsid="0017ddaa" style:font-weight-asian="normal" style:font-weight-complex="normal"/>
    </style:style>
    <style:style style:name="T4" style:family="text">
      <style:text-properties officeooo:rsid="00186b08" style:font-weight-asian="normal" style:font-weight-complex="normal"/>
    </style:style>
    <style:style style:name="T5" style:family="text">
      <style:text-properties officeooo:rsid="0019be52" style:font-weight-asian="normal" style:font-weight-complex="normal"/>
    </style:style>
    <style:style style:name="T6" style:family="text">
      <style:text-properties officeooo:rsid="00235b76" style:font-weight-asian="normal" style:font-weight-complex="normal"/>
    </style:style>
    <style:style style:name="T7" style:family="text">
      <style:text-properties officeooo:rsid="002a8847" style:font-weight-asian="normal" style:font-weight-complex="normal"/>
    </style:style>
    <style:style style:name="T8" style:family="text">
      <style:text-properties officeooo:rsid="00215bf1"/>
    </style:style>
    <style:style style:name="T9" style:family="text">
      <style:text-properties officeooo:rsid="00235b76"/>
    </style:style>
    <style:style style:name="T10" style:family="text">
      <style:text-properties officeooo:rsid="00186b08"/>
    </style:style>
    <style:style style:name="T11" style:family="text">
      <style:text-properties officeooo:rsid="0025a904"/>
    </style:style>
    <style:style style:name="T12" style:family="text">
      <style:text-properties officeooo:rsid="00264c60"/>
    </style:style>
    <style:style style:name="T13" style:family="text">
      <style:text-properties style:font-name="Ubuntu" fo:font-style="italic" style:font-style-asian="italic" style:font-style-complex="italic"/>
    </style:style>
    <style:style style:name="T14" style:family="text">
      <style:text-properties style:font-name="Ubuntu" fo:font-style="normal" style:font-style-asian="normal" style:font-style-complex="normal"/>
    </style:style>
    <style:style style:name="T15" style:family="text">
      <style:text-properties style:font-name="Abyssinica SIL" fo:font-style="italic" style:font-style-asian="italic" style:font-style-complex="italic"/>
    </style:style>
    <style:style style:name="T16" style:family="text">
      <style:text-properties style:font-name="Abyssinica SIL" fo:font-style="italic" officeooo:rsid="0027f62b" style:font-style-asian="italic" style:font-style-complex="italic"/>
    </style:style>
    <style:style style:name="T17" style:family="text">
      <style:text-properties style:font-name="Abyssinica SIL" fo:font-style="italic" officeooo:rsid="0027f62b" style:font-style-asian="italic" style:font-weight-asian="normal" style:font-style-complex="italic" style:font-weight-complex="normal"/>
    </style:style>
    <style:style style:name="T18" style:family="text">
      <style:text-properties style:text-position="sub 58%" style:font-name="Abyssinica SIL" fo:font-style="italic" style:font-style-asian="italic" style:font-style-complex="italic"/>
    </style:style>
    <style:style style:name="T19" style:family="text">
      <style:text-properties style:text-position="sub 58%" style:font-name="Abyssinica SIL" fo:font-style="italic" officeooo:rsid="002aa023" style:font-style-asian="italic" style:font-style-complex="italic"/>
    </style:style>
    <style:style style:name="T20" style:family="text">
      <style:text-properties style:font-name="Ubuntu1" fo:font-style="normal" officeooo:rsid="002a8847" style:font-style-asian="normal" style:font-weight-asian="normal" style:font-style-complex="normal" style:font-weight-complex="normal"/>
    </style:style>
    <style:style style:name="T21" style:family="text">
      <style:text-properties officeooo:rsid="002aa023"/>
    </style:style>
    <style:style style:name="T22" style:family="text">
      <style:text-properties officeooo:rsid="002c2844"/>
    </style:style>
    <style:style style:name="T23" style:family="text">
      <style:text-properties officeooo:rsid="002c4d14"/>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8">PID Controller</text:span> Project</text:p>
      <text:p text:style-name="P2"/>
      <text:p text:style-name="P2"/>
      <text:p text:style-name="P16">1. Introduction</text:p>
      <text:p text:style-name="P6">The objective of this project is to implement a PID controller that will keep a car on track. <text:span text:style-name="T11">The PID controller takes into account the so called cross track error (CTE) and steers the car accordingly in order to bring said error to zero (however, this is not an optimization problem). In the next section, I will describe some of the implementation details.</text:span></text:p>
      <text:p text:style-name="P1"/>
      <text:p text:style-name="P18">2. Implementation</text:p>
      <text:p text:style-name="P4">I have followed the Udacity lecture in order to implement the <text:span text:style-name="T11">PID controller</text:span>. <text:span text:style-name="T9">The procedure of estimating the steering angle has three components that depends on the CTE, namely:</text:span></text:p>
      <text:list xml:id="list1790931963" text:style-name="L1">
        <text:list-item>
          <text:p text:style-name="P20">Proportional component : implies that the steering angle <text:span text:style-name="T12">(towards the desired trajectory)</text:span> is directly proportional to the current <text:span text:style-name="T11">CTE</text:span>.</text:p>
        </text:list-item>
        <text:list-item>
          <text:p text:style-name="P20">Integral component: implies that the steering angle is directly proportional to the overall <text:span text:style-name="T11">CTE</text:span>. <text:span text:style-name="T12">This component is mainly used to combat systematic bias of a car steering mechanism.</text:span></text:p>
        </text:list-item>
        <text:list-item>
          <text:p text:style-name="P20">Differential component : implies that the steering angle is directly proportional to the current derivative of the <text:span text:style-name="T11">CTE</text:span>. <text:span text:style-name="T12">The main goal of this component is to prevent overshooting (zig-zagging) and provide smooth motions.</text:span></text:p>
          <text:p text:style-name="P20"/>
        </text:list-item>
      </text:list>
      <text:p text:style-name="P11">The steering angle is then computed according to the following equation:</text:p>
      <text:p text:style-name="P11"/>
      <text:p text:style-name="P12"><draw:frame draw:style-name="fr1" draw:name="Object1" text:anchor-type="as-char" svg:y="-0.1161in" svg:width="1.6055in" svg:height="0.1701in" draw:z-index="0"><draw:object xlink:href="./Object 1" xlink:type="simple" xlink:show="embed" xlink:actuate="onLoad"/><draw:image xlink:href="./ObjectReplacements/Object 1" xlink:type="simple" xlink:show="embed" xlink:actuate="onLoad"/></draw:frame></text:p>
      <text:p text:style-name="P12"/>
      <text:p text:style-name="P13">where <text:span text:style-name="T15">α</text:span><text:span text:style-name="T13"> <text:s/></text:span><text:span text:style-name="T14">is the steering angle, </text:span><text:span text:style-name="T15">c</text:span><text:span text:style-name="T18">p</text:span><text:span text:style-name="T14">, </text:span><text:span text:style-name="T15">c</text:span><text:span text:style-name="T18">i</text:span><text:span text:style-name="T14">, and </text:span><text:span text:style-name="T15">c</text:span><text:span text:style-name="T18">d</text:span><text:span text:style-name="T14"> are the proportional, integral and differential components, respectively. The contributions of each of the three components is controlled by the parameters </text:span><text:span text:style-name="T15">τ</text:span><text:span text:style-name="T14">.</text:span></text:p>
      <text:p text:style-name="P5"/>
      <text:p text:style-name="P18"><text:span text:style-name="T1">3. </text:span>Results</text:p>
      <text:p text:style-name="P14"><text:span text:style-name="T3">T</text:span><text:span text:style-name="T2">he code meets the specifications as indicated by the simulator </text:span><text:span text:style-name="T6">and the car stays on track during the whole lap (any number of laps, actually). The most “fuzzy” aspect of this project is how to set the appropriate values for </text:span><text:span text:style-name="T7">the</text:span><text:span text:style-name="T17">τ </text:span><text:span text:style-name="T20">parameters</text:span><text:span text:style-name="T6">. </text:span><text:span text:style-name="T7">Since we do not have access to the ground truth data (or at least the car motion model), I cannot run the twiddle algorithm directly (which, if I am not mistaken, belongs to the family of stochastic gradient approaches). Therefore, I</text:span><text:span text:style-name="T6"> have run a few laps </text:span><text:span text:style-name="T7">and observed the influence of each of the parameters on the car’s behaviour</text:span><text:span text:style-name="T6">. </text:span></text:p>
      <text:p text:style-name="P8"/>
      <text:p text:style-name="P10">In this project, I have assume that there is no systematic bias (or that it at least <text:s/>can be neglected) so I have set <text:span text:style-name="T16">τ</text:span><text:span text:style-name="T19">i</text:span> to zero. <text:span text:style-name="T21">The proportional and differential coefficient are set to 0.1 and 0.75, respectively. The resulting performance is shown in video “output_pid.mp4”. The differential component is crucial to prevent zig-zagging (consistent overshooting). In fact, the behaviour of the car for </text:span><text:span text:style-name="T16">τ</text:span><text:span text:style-name="T19">d <text:s/></text:span><text:span text:style-name="T21">equal to</text:span> zero <text:span text:style-name="T21">is shown in video “output_p_only.mp4”</text:span>. <text:span text:style-name="T23">On the other hand, note that using only the differential component (with the other two switched off) would not have any effect on the steering angle since the temporal derivative of the steering angle would be always zero (there is no active agent forcing the angle to change).</text:span></text:p>
      <text:p text:style-name="P9"/>
      <text:p text:style-name="P19"/>
      <text:p text:style-name="P19"/>
      <text:p text:style-name="P17"><text:soft-page-break/><text:span text:style-name="T5">4</text:span><text:span text:style-name="T3">. </text:span><text:span text:style-name="T4">Discussion</text:span></text:p>
      <text:p text:style-name="P7"><text:span text:style-name="T10">T</text:span>he PID controller is a simple yet powerful tool for controlling car’s steering. The most challenging part is to find an online parameter optimi<text:span text:style-name="T21">z</text:span>er so <text:span text:style-name="T22">the </text:span><text:span text:style-name="T16">τ</text:span> <text:span text:style-name="T22">parameters </text:span>can be optimi<text:span text:style-name="T21">z</text:span>ed without having to perform the entire twiddle procedu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Abyssinica SIL" svg:font-family="'Abyssinica SIL'" style:font-pitch="variable"/>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7:58:39.529597780</meta:creation-date>
    <dc:date>2018-08-07T17:58:31.936476182</dc:date>
    <meta:editing-duration>PT2H53M28S</meta:editing-duration>
    <meta:editing-cycles>22</meta:editing-cycles>
    <meta:generator>LibreOffice/6.0.3.2$Linux_X86_64 LibreOffice_project/00m0$Build-2</meta:generator>
    <meta:document-statistic meta:table-count="0" meta:image-count="0" meta:object-count="1" meta:page-count="2" meta:paragraph-count="17" meta:word-count="492" meta:character-count="2979" meta:non-whitespace-character-count="2502"/>
  </office:meta>
</office:document-meta>
</file>

<file path=Object 1/content.xml><?xml version="1.0" encoding="utf-8"?>
<math xmlns="http://www.w3.org/1998/Math/MathML" display="block">
  <semantics>
    <mrow>
      <mrow>
        <mi>α</mi>
        <mo stretchy="false">=</mo>
        <mrow>
          <mo stretchy="false">−</mo>
          <msub>
            <mi>τ</mi>
            <mi>p</mi>
          </msub>
        </mrow>
      </mrow>
      <mrow>
        <msub>
          <mi>c</mi>
          <mi>p</mi>
        </msub>
        <mo stretchy="false">−</mo>
        <msub>
          <mi>τ</mi>
          <mi>i</mi>
        </msub>
      </mrow>
      <mrow>
        <msub>
          <mi>c</mi>
          <mi>i</mi>
        </msub>
        <mo stretchy="false">−</mo>
        <msub>
          <mi>τ</mi>
          <mi>d</mi>
        </msub>
      </mrow>
      <msub>
        <mi>c</mi>
        <mi>d</mi>
      </msub>
    </mrow>
    <annotation encoding="StarMath 5.0"> %alpha  = -%tau_{p}c_{p} - %tau_{i}c_{i} - %tau_{d}c_{d}</annotation>
  </semantics>
</math>
</file>